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標準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fo:hyphenate="false"/>
    </style:style>
    <style:style style:name="P2" style:family="paragraph">
      <style:paragraph-properties fo:line-height="100%" fo:text-align="start" style:font-independent-line-spacing="true">
        <style:tab-stops/>
      </style:paragraph-properties>
      <style:text-properties fo:font-size="32pt" fo:text-shadow="none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4" style:family="paragraph">
      <style:paragraph-properties fo:line-height="150%"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style:font-size-asian="20pt"/>
    </style:style>
    <style:style style:name="P6" style:family="paragraph">
      <style:paragraph-properties fo:text-align="start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75f6d" style:text-line-through-style="none" fo:font-family="'Century Schoolbook'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575f6d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6309" style:text-line-through-style="none" fo:font-family="'Century Schoolbook'" fo:font-size="32pt" fo:letter-spacing="normal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575f6d" style:text-line-through-style="none" fo:font-family="'Century Schoolbook'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575f6d" style:text-line-through-style="none" fo:font-family="'Century Schoolbook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575f6d" style:text-line-through-style="none" fo:font-family="'Century Schoolbook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575f6d" style:text-line-through-style="none" fo:font-family="'Century School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2" draw:layer="layout" svg:width="17.144cm" svg:height="16.201cm" svg:x="6.35cm" svg:y="1.524cm" presentation:class="title" presentation:user-transformed="true">
          <draw:text-box>
            <text:p text:style-name="P1"><text:span text:style-name="T1">Mul4</text:span><text:span text:style-name="T1">班</text:span><text:span text:style-name="T1"><text:line-break/></text:span><text:span text:style-name="T2"><text:line-break/></text:span><text:span text:style-name="T2">相馬悠紀</text:span><text:span text:style-name="T2">(</text:span><text:span text:style-name="T2">シミュレータ</text:span><text:span text:style-name="T2">)</text:span><text:span text:style-name="T2"><text:line-break/></text:span><text:span text:style-name="T2">中川翔太</text:span><text:span text:style-name="T2">(FPU)</text:span><text:span text:style-name="T2"><text:line-break/></text:span><text:span text:style-name="T2">林周斗</text:span><text:span text:style-name="T2">(</text:span><text:span text:style-name="T2">コンパイラ</text:span><text:span text:style-name="T2">)</text:span><text:span text:style-name="T2"><text:line-break/></text:span><text:span text:style-name="T3">室屋晃子</text:span><text:span text:style-name="T3">(</text:span><text:span text:style-name="T3">コア</text:span><text:span text:style-name="T3">)</text:span><text:span text:style-name="T2"><text:line-break/></text:span><text:span text:style-name="T2"><text:line-break/></text:span><text:span text:style-name="T4">01/15</text:span><text:span text:style-name="T4">発表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シミュレータ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atan</text:span><text:span text:style-name="T7">のアセンブリ実装を書いた</text:span><text:span text:style-name="T7"><text:line-break/></text:span><text:span text:style-name="T7"> </text:span><text:span text:style-name="T7">- </text:span><text:span text:style-name="T7">帰省</text:span><text:span text:style-name="T7"><text:line-break/></text:span><text:span text:style-name="T7"> <text:s text:c="3"/></text:span><text:span text:style-name="T7">- </text:span><text:span text:style-name="T7">福井のほうが暖かかった</text:span><text:span text:style-name="T6"><text:line-break/></text:span><text:span text:style-name="T6">今週やること</text:span><text:span text:style-name="T6"><text:line-break/></text:span><text:span text:style-name="T7"> </text:span><text:span text:style-name="T7">-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6" draw:layer="layout" svg:width="17.144cm" svg:height="16.201cm" svg:x="6.35cm" svg:y="1.524cm" presentation:class="title" presentation:user-transformed="true">
          <draw:text-box>
            <text:p text:style-name="P3"><text:span text:style-name="T5">FPU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fmul</text:span><text:span text:style-name="T7">を修正中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引き続き</text:span><text:span text:style-name="T7">fmul</text:span><text:span text:style-name="T7">を修正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ンパイラ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</text:span><text:span text:style-name="T7">レジスタ彩色実装途中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レジスタ彩色実装</text:span><text:span text:style-name="T7"><text:line-break/></text:span><text:span text:style-name="T7"> </text:span><text:span text:style-name="T7">- </text:span><text:span text:style-name="T7">出来たらその他最適化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office:forms form:automatic-focus="false" form:apply-design-mode="false"/>
        <draw:frame draw:name="タイトル 18" presentation:style-name="pr1" draw:text-style-name="P4" draw:layer="layout" svg:width="17.144cm" svg:height="16.201cm" svg:x="6.35cm" svg:y="1.524cm" presentation:class="title" presentation:user-transformed="true">
          <draw:text-box>
            <text:p text:style-name="P3"><text:span text:style-name="T5">コア</text:span><text:span text:style-name="T5"><text:line-break/></text:span><text:span text:style-name="T6"><text:line-break/></text:span><text:span text:style-name="T6">先週やったこと</text:span><text:span text:style-name="T6"><text:line-break/></text:span><text:span text:style-name="T7"> </text:span><text:span text:style-name="T7">- 2nd Arch</text:span><text:span text:style-name="T7">完動 </text:span><text:span text:style-name="T7">: 44MHz/11.58</text:span><text:span text:style-name="T7">億命令</text:span><text:span text:style-name="T7">/51.1</text:span><text:span text:style-name="T7">秒</text:span><text:span text:style-name="T7"><text:line-break/></text:span><text:span text:style-name="T7"> </text:span><text:span text:style-name="T7">- </text:span><text:span text:style-name="T7">命令メモリを</text:span><text:span text:style-name="T7">write-first mode</text:span><text:span text:style-name="T7">に</text:span><text:span text:style-name="T7"><text:line-break/></text:span><text:span text:style-name="T7"> </text:span><text:span text:style-name="T7">- RS_RX</text:span><text:span text:style-name="T7">の直接参照をやめる</text:span><text:span text:style-name="T7"><text:line-break/></text:span><text:span text:style-name="T7"> </text:span><text:span text:style-name="T7">- </text:span><text:span text:style-name="T7">連続する</text:span><text:span text:style-name="T7">I/O</text:span><text:span text:style-name="T7">命令の間に</text:span><text:span text:style-name="T7">1</text:span><text:span text:style-name="T7">ストール入れる</text:span><text:span text:style-name="T7"><text:line-break/></text:span><text:span text:style-name="T7"> </text:span><text:span text:style-name="T7">- floor,itof,ftoi</text:span><text:span text:style-name="T7">を</text:span><text:span text:style-name="T7">3</text:span><text:span text:style-name="T7">段にして高速化</text:span><text:span text:style-name="T6"><text:line-break/></text:span><text:span text:style-name="T6">今週やること</text:span><text:span text:style-name="T6"><text:line-break/></text:span><text:span text:style-name="T7"> </text:span><text:span text:style-name="T7">- </text:span><text:span text:style-name="T7">クロックを上げ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24pt" style:language-asian="ja" style:country-asian="JP" style:font-style-asian="normal" style:font-weight-asian="normal" style:font-family-complex="'Lohit Hindi'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標準-outline2" style:family="presentation" style:parent-style-name="標準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3" style:family="presentation" style:parent-style-name="標準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準-outline4" style:family="presentation" style:parent-style-name="標準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標準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標準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575f6d" style:text-line-through-style="none" fo:font-family="'Century Schoolbook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'Century Schoolbook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line draw:name="直線コネクタ 15" draw:style-name="Mgr3" draw:text-style-name="MP3" draw:layer="backgroundobjects" svg:x1="24.341cm" svg:y1="0cm" svg:x2="24.341cm" svg:y2="19.05cm">
        <text:p/>
      </draw:line>
      <draw:line draw:name="直線コネクタ 6" draw:style-name="Mgr4" draw:text-style-name="MP3" draw:layer="backgroundobjects" svg:x1="0.211cm" svg:y1="0cm" svg:x2="0.211cm" svg:y2="19.05cm">
        <text:p/>
      </draw:line>
      <draw:line draw:name="直線コネクタ 8" draw:style-name="Mgr5" draw:text-style-name="MP3" draw:layer="backgroundobjects" svg:x1="24.976cm" svg:y1="0cm" svg:x2="24.976cm" svg:y2="19.05cm">
        <text:p/>
      </draw:line>
      <draw:custom-shape draw:name="正方形/長方形 9" draw:style-name="Mgr6" draw:text-style-name="MP3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7" draw:text-style-name="MP3" draw:layer="backgroundobjects" svg:x1="24.765cm" svg:y1="0cm" svg:x2="24.765cm" svg:y2="19.05cm">
        <text:p/>
      </draw:line>
      <draw:custom-shape draw:name="円/楕円 11" draw:style-name="Mgr8" draw:text-style-name="MP3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タイトル 7" presentation:style-name="Mpr1" draw:text-style-name="MP3" draw:layer="backgroundobjects" svg:width="17.144cm" svg:height="5.261cm" svg:x="6.35cm" svg:y="8.678cm" presentation:class="title" presentation:user-transformed="true">
        <draw:text-box>
          <text:p text:style-name="MP4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27" presentation:style-name="Mpr2" draw:text-style-name="MP6" draw:layer="backgroundobjects" svg:width="6.349cm" svg:height="1.057cm" draw:transform="rotate (-1.57079632679579) translate (25.273cm 0.616cm)" presentation:class="date-time" presentation:user-transformed="true">
        <draw:text-box>
          <text:p text:style-name="MP5"><text:span text:style-name="MT3"><text:date style:data-style-name="D1" text:date-value="2013-01-15">1/15/13</text:date></text:span></text:p>
        </draw:text-box>
      </draw:frame>
      <draw:frame draw:name="フッター プレースホルダー 16" presentation:style-name="Mpr2" draw:text-style-name="MP6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正方形/長方形 9" draw:style-name="Mgr9" draw:text-style-name="MP3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正方形/長方形 11" draw:style-name="Mgr10" draw:text-style-name="MP3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正方形/長方形 13" draw:style-name="Mgr11" draw:text-style-name="MP3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正方形/長方形 18" draw:style-name="Mgr12" draw:text-style-name="MP3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直線コネクタ 10" draw:style-name="Mgr13" draw:text-style-name="MP3" draw:layer="backgroundobjects" svg:x1="0.295cm" svg:y1="0cm" svg:x2="0.295cm" svg:y2="19.05cm">
        <text:p/>
      </draw:line>
      <draw:line draw:name="直線コネクタ 17" draw:style-name="Mgr14" draw:text-style-name="MP3" draw:layer="backgroundobjects" svg:x1="2.54cm" svg:y1="0cm" svg:x2="2.54cm" svg:y2="19.05cm">
        <text:p/>
      </draw:line>
      <draw:line draw:name="直線コネクタ 19" draw:style-name="Mgr4" draw:text-style-name="MP3" draw:layer="backgroundobjects" svg:x1="2.372cm" svg:y1="0cm" svg:x2="2.372cm" svg:y2="19.05cm">
        <text:p/>
      </draw:line>
      <draw:line draw:name="直線コネクタ 15" draw:style-name="Mgr15" draw:text-style-name="MP3" draw:layer="backgroundobjects" svg:x1="4.796cm" svg:y1="0cm" svg:x2="4.796cm" svg:y2="19.05cm">
        <text:p/>
      </draw:line>
      <draw:line draw:name="直線コネクタ 14" draw:style-name="Mgr16" draw:text-style-name="MP3" draw:layer="backgroundobjects" svg:x1="2.963cm" svg:y1="0cm" svg:x2="2.963cm" svg:y2="19.05cm">
        <text:p/>
      </draw:line>
      <draw:line draw:name="直線コネクタ 21" draw:style-name="Mgr4" draw:text-style-name="MP3" draw:layer="backgroundobjects" svg:x1="25.316cm" svg:y1="0cm" svg:x2="25.316cm" svg:y2="19.05cm">
        <text:p/>
      </draw:line>
      <draw:custom-shape draw:name="正方形/長方形 26" draw:style-name="Mgr17" draw:text-style-name="MP3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円/楕円 20" draw:style-name="Mgr8" draw:text-style-name="MP3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2" draw:style-name="Mgr18" draw:text-style-name="MP3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3" draw:style-name="Mgr19" draw:text-style-name="MP3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5" draw:style-name="Mgr19" draw:text-style-name="MP3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円/楕円 24" draw:style-name="Mgr18" draw:text-style-name="MP3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スライド番号プレースホルダー 28" presentation:style-name="Mpr2" draw:text-style-name="MP6" draw:layer="backgroundobjects" svg:width="1.692cm" svg:height="1.437cm" svg:x="3.682cm" svg:y="13.691cm" presentation:class="page-number" presentation:user-transformed="true">
        <draw:text-box>
          <text:p text:style-name="MP5"><text:span text:style-name="MT4"><text:page-number>&lt;番号&gt;</text:page-number></text:span></text:p>
        </draw:text-box>
      </draw:frame>
      <draw:frame presentation:style-name="標準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3-01-15T12:27:18</dc:date>
    <dc:creator>Koko MUROYA</dc:creator>
    <meta:editing-duration>PT1H22M15S</meta:editing-duration>
    <meta:editing-cycles>14</meta:editing-cycles>
    <meta:document-statistic meta:object-count="58"/>
  </office:meta>
</office:document-meta>
</file>